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98cm"/>
    </style:style>
    <style:style style:name="co2" style:family="table-column">
      <style:table-column-properties fo:break-before="auto" style:column-width="1.376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4.038cm"/>
    </style:style>
    <style:style style:name="co7" style:family="table-column">
      <style:table-column-properties fo:break-before="auto" style:column-width="3.6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est</text:p>
          </table:table-cell>
          <table:covered-table-cell/>
          <table:table-cell table:style-name="ce1" office:value-type="string" calcext:value-type="string" table:number-columns-spanned="4" table:number-rows-spanned="1">
            <text:p>Time</text:p>
          </table:table-cell>
          <table:covered-table-cell/>
          <table:covered-table-cell table:style-name="Default"/>
          <table:covered-table-cell/>
          <table:table-cell table:style-name="ce1" office:value-type="string" calcext:value-type="string" table:number-columns-spanned="3" table:number-rows-spanned="1">
            <text:p>Speedup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allIO</text:p>
          </table:table-cell>
          <table:table-cell office:value-type="string" calcext:value-type="string">
            <text:p>preIO</text:p>
          </table:table-cell>
          <table:table-cell table:style-name="Default" office:value-type="string" calcext:value-type="string">
            <text:p>strictSF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allIO vs SF</text:p>
          </table:table-cell>
          <table:table-cell office:value-type="string" calcext:value-type="string">
            <text:p>preIO vs SF</text:p>
          </table:table-cell>
          <table:table-cell office:value-type="string" calcext:value-type="string">
            <text:p>strictSF vs 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Tests/noloop</text:p>
          </table:table-cell>
          <table:table-cell office:value-type="float" office:value="50" calcext:value-type="float">
            <text:p>50</text:p>
          </table:table-cell>
          <table:table-cell office:value-type="float" office:value="0.142730164313298" calcext:value-type="float">
            <text:p>0.142730164313298</text:p>
          </table:table-cell>
          <table:table-cell office:value-type="float" office:value="0.143498019572424" calcext:value-type="float">
            <text:p>0.143498019572424</text:p>
          </table:table-cell>
          <table:table-cell office:value-type="float" office:value="0.133074018542576" calcext:value-type="float">
            <text:p>0.133074018542576</text:p>
          </table:table-cell>
          <table:table-cell office:value-type="float" office:value="0.217352213255463" calcext:value-type="float">
            <text:p>0.217352213255463</text:p>
          </table:table-cell>
          <table:table-cell table:formula="of:=[.F3]/[.C3]" office:value-type="float" office:value="1.52281905020698" calcext:value-type="float">
            <text:p>1.52281905020698</text:p>
          </table:table-cell>
          <table:table-cell table:formula="of:=[.F3]/[.D3]" office:value-type="float" office:value="1.51467047352361" calcext:value-type="float">
            <text:p>1.51467047352361</text:p>
          </table:table-cell>
          <table:table-cell table:formula="of:=[.F3]/[.E3]" office:value-type="float" office:value="1.63331817612409" calcext:value-type="float">
            <text:p>1.633318176124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263061061866678" calcext:value-type="float">
            <text:p>0.263061061866678</text:p>
          </table:table-cell>
          <table:table-cell office:value-type="float" office:value="0.25890855408155" calcext:value-type="float">
            <text:p>0.25890855408155</text:p>
          </table:table-cell>
          <table:table-cell office:value-type="float" office:value="0.243623490367558" calcext:value-type="float">
            <text:p>0.243623490367558</text:p>
          </table:table-cell>
          <table:table-cell office:value-type="float" office:value="0.40736319403508" calcext:value-type="float">
            <text:p>0.40736319403508</text:p>
          </table:table-cell>
          <table:table-cell table:formula="of:=[.F4]/[.C4]" office:value-type="float" office:value="1.54854994937082" calcext:value-type="float">
            <text:p>1.54854994937082</text:p>
          </table:table-cell>
          <table:table-cell table:formula="of:=[.F4]/[.D4]" office:value-type="float" office:value="1.57338638532109" calcext:value-type="float">
            <text:p>1.57338638532109</text:p>
          </table:table-cell>
          <table:table-cell table:formula="of:=[.F4]/[.E4]" office:value-type="float" office:value="1.67210146041535" calcext:value-type="float">
            <text:p>1.672101460415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374988327404832" calcext:value-type="float">
            <text:p>0.374988327404832</text:p>
          </table:table-cell>
          <table:table-cell office:value-type="float" office:value="0.369852018323272" calcext:value-type="float">
            <text:p>0.369852018323272</text:p>
          </table:table-cell>
          <table:table-cell office:value-type="float" office:value="0.362550867376087" calcext:value-type="float">
            <text:p>0.362550867376087</text:p>
          </table:table-cell>
          <table:table-cell office:value-type="float" office:value="0.599754575197432" calcext:value-type="float">
            <text:p>0.599754575197432</text:p>
          </table:table-cell>
          <table:table-cell table:formula="of:=[.F5]/[.C5]" office:value-type="float" office:value="1.59939531811065" calcext:value-type="float">
            <text:p>1.59939531811065</text:p>
          </table:table-cell>
          <table:table-cell table:formula="of:=[.F5]/[.D5]" office:value-type="float" office:value="1.62160687378813" calcext:value-type="float">
            <text:p>1.62160687378813</text:p>
          </table:table-cell>
          <table:table-cell table:formula="of:=[.F5]/[.E5]" office:value-type="float" office:value="1.65426324735636" calcext:value-type="float">
            <text:p>1.654263247356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484603851069097" calcext:value-type="float">
            <text:p>0.484603851069097</text:p>
          </table:table-cell>
          <table:table-cell office:value-type="float" office:value="0.493114664957312" calcext:value-type="float">
            <text:p>0.493114664957312</text:p>
          </table:table-cell>
          <table:table-cell office:value-type="float" office:value="0.47082180779172" calcext:value-type="float">
            <text:p>0.47082180779172</text:p>
          </table:table-cell>
          <table:table-cell office:value-type="float" office:value="0.783004865763885" calcext:value-type="float">
            <text:p>0.783004865763885</text:p>
          </table:table-cell>
          <table:table-cell table:formula="of:=[.F6]/[.C6]" office:value-type="float" office:value="1.61576278033383" calcext:value-type="float">
            <text:p>1.61576278033383</text:p>
          </table:table-cell>
          <table:table-cell table:formula="of:=[.F6]/[.D6]" office:value-type="float" office:value="1.58787584593873" calcext:value-type="float">
            <text:p>1.58787584593873</text:p>
          </table:table-cell>
          <table:table-cell table:formula="of:=[.F6]/[.E6]" office:value-type="float" office:value="1.66305989401041" calcext:value-type="float">
            <text:p>1.663059894010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2" office:value-type="float" office:value="0.593104538673564" calcext:value-type="float">
            <text:p>0.593104538673564</text:p>
          </table:table-cell>
          <table:table-cell office:value-type="float" office:value="0.598127143015668" calcext:value-type="float">
            <text:p>0.598127143015668</text:p>
          </table:table-cell>
          <table:table-cell table:style-name="Default" office:value-type="float" office:value="0.593266113161674" calcext:value-type="float">
            <text:p>0.593266113161674</text:p>
          </table:table-cell>
          <table:table-cell office:value-type="float" office:value="0.971617766736714" calcext:value-type="float">
            <text:p>0.971617766736714</text:p>
          </table:table-cell>
          <table:table-cell table:formula="of:=[.F7]/[.C7]" office:value-type="float" office:value="1.6381897344938" calcext:value-type="float">
            <text:p>1.6381897344938</text:p>
          </table:table-cell>
          <table:table-cell table:formula="of:=[.F7]/[.D7]" office:value-type="float" office:value="1.62443349726274" calcext:value-type="float">
            <text:p>1.62443349726274</text:p>
          </table:table-cell>
          <table:table-cell table:formula="of:=[.F7]/[.E7]" office:value-type="float" office:value="1.63774357776598" calcext:value-type="float">
            <text:p>1.637743577765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734382525686184" calcext:value-type="float">
            <text:p>0.734382525686184</text:p>
          </table:table-cell>
          <table:table-cell office:value-type="float" office:value="0.729680232902688" calcext:value-type="float">
            <text:p>0.729680232902688</text:p>
          </table:table-cell>
          <table:table-cell office:value-type="float" office:value="0.725935309683478" calcext:value-type="float">
            <text:p>0.725935309683478</text:p>
          </table:table-cell>
          <table:table-cell office:value-type="float" office:value="1.18523426353985" calcext:value-type="float">
            <text:p>1.18523426353985</text:p>
          </table:table-cell>
          <table:table-cell table:formula="of:=[.F8]/[.C8]" office:value-type="float" office:value="1.61391947940537" calcext:value-type="float">
            <text:p>1.61391947940537</text:p>
          </table:table-cell>
          <table:table-cell table:formula="of:=[.F8]/[.D8]" office:value-type="float" office:value="1.62432009268629" calcext:value-type="float">
            <text:p>1.62432009268629</text:p>
          </table:table-cell>
          <table:table-cell table:formula="of:=[.F8]/[.E8]" office:value-type="float" office:value="1.63269956390003" calcext:value-type="float">
            <text:p>1.63269956390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Tests/loopD</text:p>
          </table:table-cell>
          <table:table-cell office:value-type="float" office:value="50" calcext:value-type="float">
            <text:p>50</text:p>
          </table:table-cell>
          <table:table-cell office:value-type="float" office:value="0.177713340792503" calcext:value-type="float">
            <text:p>0.177713340792503</text:p>
          </table:table-cell>
          <table:table-cell office:value-type="float" office:value="0.172881026207171" calcext:value-type="float">
            <text:p>0.172881026207171</text:p>
          </table:table-cell>
          <table:table-cell office:value-type="float" office:value="0.147736676393106" calcext:value-type="float">
            <text:p>0.147736676393106</text:p>
          </table:table-cell>
          <table:table-cell office:value-type="float" office:value="0.241755242140128" calcext:value-type="float">
            <text:p>0.241755242140128</text:p>
          </table:table-cell>
          <table:table-cell table:formula="of:=[.F9]/[.C9]" office:value-type="float" office:value="1.36036631274857" calcext:value-type="float">
            <text:p>1.36036631274857</text:p>
          </table:table-cell>
          <table:table-cell table:formula="of:=[.F9]/[.D9]" office:value-type="float" office:value="1.39839083237753" calcext:value-type="float">
            <text:p>1.39839083237753</text:p>
          </table:table-cell>
          <table:table-cell table:formula="of:=[.F9]/[.E9]" office:value-type="float" office:value="1.63639285817458" calcext:value-type="float">
            <text:p>1.636392858174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315378338779664" calcext:value-type="float">
            <text:p>0.315378338779664</text:p>
          </table:table-cell>
          <table:table-cell office:value-type="float" office:value="0.300178164918581" calcext:value-type="float">
            <text:p>0.300178164918581</text:p>
          </table:table-cell>
          <table:table-cell office:value-type="float" office:value="0.290460089444147" calcext:value-type="float">
            <text:p>0.290460089444147</text:p>
          </table:table-cell>
          <table:table-cell office:value-type="float" office:value="0.442975634433869" calcext:value-type="float">
            <text:p>0.442975634433869</text:p>
          </table:table-cell>
          <table:table-cell table:formula="of:=[.F10]/[.C10]" office:value-type="float" office:value="1.40458484291576" calcext:value-type="float">
            <text:p>1.40458484291576</text:p>
          </table:table-cell>
          <table:table-cell table:formula="of:=[.F10]/[.D10]" office:value-type="float" office:value="1.47570904950405" calcext:value-type="float">
            <text:p>1.47570904950405</text:p>
          </table:table-cell>
          <table:table-cell table:formula="of:=[.F10]/[.E10]" office:value-type="float" office:value="1.52508262075382" calcext:value-type="float">
            <text:p>1.525082620753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450673080709468" calcext:value-type="float">
            <text:p>0.450673080709468</text:p>
          </table:table-cell>
          <table:table-cell office:value-type="float" office:value="0.44190917158086" calcext:value-type="float">
            <text:p>0.44190917158086</text:p>
          </table:table-cell>
          <table:table-cell office:value-type="float" office:value="0.438144410629204" calcext:value-type="float">
            <text:p>0.438144410629204</text:p>
          </table:table-cell>
          <table:table-cell office:value-type="float" office:value="0.620861508679222" calcext:value-type="float">
            <text:p>0.620861508679222</text:p>
          </table:table-cell>
          <table:table-cell table:formula="of:=[.F11]/[.C11]" office:value-type="float" office:value="1.37763166972795" calcext:value-type="float">
            <text:p>1.37763166972795</text:p>
          </table:table-cell>
          <table:table-cell table:formula="of:=[.F11]/[.D11]" office:value-type="float" office:value="1.40495275637342" calcext:value-type="float">
            <text:p>1.40495275637342</text:p>
          </table:table-cell>
          <table:table-cell table:formula="of:=[.F11]/[.E11]" office:value-type="float" office:value="1.41702482929686" calcext:value-type="float">
            <text:p>1.417024829296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589343410251759" calcext:value-type="float">
            <text:p>0.589343410251759</text:p>
          </table:table-cell>
          <table:table-cell office:value-type="float" office:value="0.56618456446074" calcext:value-type="float">
            <text:p>0.56618456446074</text:p>
          </table:table-cell>
          <table:table-cell office:value-type="float" office:value="0.539772220208211" calcext:value-type="float">
            <text:p>0.539772220208211</text:p>
          </table:table-cell>
          <table:table-cell office:value-type="float" office:value="0.84518151738347" calcext:value-type="float">
            <text:p>0.84518151738347</text:p>
          </table:table-cell>
          <table:table-cell table:formula="of:=[.F12]/[.C12]" office:value-type="float" office:value="1.43410701245038" calcext:value-type="float">
            <text:p>1.43410701245038</text:p>
          </table:table-cell>
          <table:table-cell table:formula="of:=[.F12]/[.D12]" office:value-type="float" office:value="1.49276679449653" calcext:value-type="float">
            <text:p>1.49276679449653</text:p>
          </table:table-cell>
          <table:table-cell table:formula="of:=[.F12]/[.E12]" office:value-type="float" office:value="1.56581143997639" calcext:value-type="float">
            <text:p>1.565811439976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707950750501828" calcext:value-type="float">
            <text:p>0.707950750501828</text:p>
          </table:table-cell>
          <table:table-cell office:value-type="float" office:value="0.694462346787364" calcext:value-type="float">
            <text:p>0.694462346787364</text:p>
          </table:table-cell>
          <table:table-cell office:value-type="float" office:value="0.691616703519597" calcext:value-type="float">
            <text:p>0.691616703519597</text:p>
          </table:table-cell>
          <table:table-cell office:value-type="float" office:value="1.02852322778691" calcext:value-type="float">
            <text:p>1.02852322778691</text:p>
          </table:table-cell>
          <table:table-cell table:formula="of:=[.F13]/[.C13]" office:value-type="float" office:value="1.45281748350129" calcext:value-type="float">
            <text:p>1.45281748350129</text:p>
          </table:table-cell>
          <table:table-cell table:formula="of:=[.F13]/[.D13]" office:value-type="float" office:value="1.48103526785137" calcext:value-type="float">
            <text:p>1.48103526785137</text:p>
          </table:table-cell>
          <table:table-cell table:formula="of:=[.F13]/[.E13]" office:value-type="float" office:value="1.48712895821171" calcext:value-type="float">
            <text:p>1.487128958211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835723052347208" calcext:value-type="float">
            <text:p>0.835723052347208</text:p>
          </table:table-cell>
          <table:table-cell table:style-name="ce2" office:value-type="float" office:value="0.812396237575215" calcext:value-type="float">
            <text:p>0.812396237575215</text:p>
          </table:table-cell>
          <table:table-cell table:style-name="Default" office:value-type="float" office:value="0.818187999994532" calcext:value-type="float">
            <text:p>0.818187999994532</text:p>
          </table:table-cell>
          <table:table-cell office:value-type="float" office:value="1.2429354272465" calcext:value-type="float">
            <text:p>1.2429354272465</text:p>
          </table:table-cell>
          <table:table-cell table:formula="of:=[.F14]/[.C14]" office:value-type="float" office:value="1.48725755949366" calcext:value-type="float">
            <text:p>1.48725755949366</text:p>
          </table:table-cell>
          <table:table-cell table:formula="of:=[.F14]/[.D14]" office:value-type="float" office:value="1.52996206747133" calcext:value-type="float">
            <text:p>1.52996206747133</text:p>
          </table:table-cell>
          <table:table-cell table:formula="of:=[.F14]/[.E14]" office:value-type="float" office:value="1.51913182209322" calcext:value-type="float">
            <text:p>1.51913182209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Tests/loopM</text:p>
          </table:table-cell>
          <table:table-cell office:value-type="float" office:value="50" calcext:value-type="float">
            <text:p>50</text:p>
          </table:table-cell>
          <table:table-cell office:value-type="float" office:value="0.193013238864612" calcext:value-type="float">
            <text:p>0.193013238864612</text:p>
          </table:table-cell>
          <table:table-cell office:value-type="float" office:value="0.165582467653715" calcext:value-type="float">
            <text:p>0.165582467653715</text:p>
          </table:table-cell>
          <table:table-cell office:value-type="float" office:value="0.153373119567444" calcext:value-type="float">
            <text:p>0.153373119567444</text:p>
          </table:table-cell>
          <table:table-cell office:value-type="float" office:value="0.242500113506896" calcext:value-type="float">
            <text:p>0.242500113506896</text:p>
          </table:table-cell>
          <table:table-cell table:formula="of:=[.F15]/[.C15]" office:value-type="float" office:value="1.25639108971689" calcext:value-type="float">
            <text:p>1.25639108971689</text:p>
          </table:table-cell>
          <table:table-cell table:formula="of:=[.F15]/[.D15]" office:value-type="float" office:value="1.46452771807967" calcext:value-type="float">
            <text:p>1.46452771807967</text:p>
          </table:table-cell>
          <table:table-cell table:formula="of:=[.F15]/[.E15]" office:value-type="float" office:value="1.58111221960416" calcext:value-type="float">
            <text:p>1.581112219604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312543363902363" calcext:value-type="float">
            <text:p>0.312543363902363</text:p>
          </table:table-cell>
          <table:table-cell office:value-type="float" office:value="0.290191950125398" calcext:value-type="float">
            <text:p>0.290191950125398</text:p>
          </table:table-cell>
          <table:table-cell office:value-type="float" office:value="0.267641512867645" calcext:value-type="float">
            <text:p>0.267641512867645</text:p>
          </table:table-cell>
          <table:table-cell office:value-type="float" office:value="0.450860758801673" calcext:value-type="float">
            <text:p>0.450860758801673</text:p>
          </table:table-cell>
          <table:table-cell table:formula="of:=[.F16]/[.C16]" office:value-type="float" office:value="1.44255425286367" calcext:value-type="float">
            <text:p>1.44255425286367</text:p>
          </table:table-cell>
          <table:table-cell table:formula="of:=[.F16]/[.D16]" office:value-type="float" office:value="1.55366390627599" calcext:value-type="float">
            <text:p>1.55366390627599</text:p>
          </table:table-cell>
          <table:table-cell table:formula="of:=[.F16]/[.E16]" office:value-type="float" office:value="1.6845696094411" calcext:value-type="float">
            <text:p>1.6845696094411</text:p>
          </table:table-cell>
          <table:table-cell/>
          <table:table-cell office:value-type="string" calcext:value-type="string">
            <text:p>TODO: Present as table, since speedups are roughly constant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425976218348568" calcext:value-type="float">
            <text:p>0.425976218348568</text:p>
          </table:table-cell>
          <table:table-cell office:value-type="float" office:value="0.403720845597458" calcext:value-type="float">
            <text:p>0.403720845597458</text:p>
          </table:table-cell>
          <table:table-cell office:value-type="float" office:value="0.386177679717981" calcext:value-type="float">
            <text:p>0.386177679717981</text:p>
          </table:table-cell>
          <table:table-cell office:value-type="float" office:value="0.627015688327873" calcext:value-type="float">
            <text:p>0.627015688327873</text:p>
          </table:table-cell>
          <table:table-cell table:formula="of:=[.F17]/[.C17]" office:value-type="float" office:value="1.47194998528016" calcext:value-type="float">
            <text:p>1.47194998528016</text:p>
          </table:table-cell>
          <table:table-cell table:formula="of:=[.F17]/[.D17]" office:value-type="float" office:value="1.55309218031575" calcext:value-type="float">
            <text:p>1.55309218031575</text:p>
          </table:table-cell>
          <table:table-cell table:formula="of:=[.F17]/[.E17]" office:value-type="float" office:value="1.62364559439523" calcext:value-type="float">
            <text:p>1.62364559439523</text:p>
          </table:table-cell>
          <table:table-cell/>
          <table:table-cell office:value-type="string" calcext:value-type="string">
            <text:p>Probably also rerun the Random tests more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537956794478742" calcext:value-type="float">
            <text:p>0.537956794478742</text:p>
          </table:table-cell>
          <table:table-cell office:value-type="float" office:value="0.518382833226557" calcext:value-type="float">
            <text:p>0.518382833226557</text:p>
          </table:table-cell>
          <table:table-cell office:value-type="float" office:value="0.496374109145985" calcext:value-type="float">
            <text:p>0.496374109145985</text:p>
          </table:table-cell>
          <table:table-cell office:value-type="float" office:value="0.864513150875241" calcext:value-type="float">
            <text:p>0.864513150875241</text:p>
          </table:table-cell>
          <table:table-cell table:formula="of:=[.F18]/[.C18]" office:value-type="float" office:value="1.60703082431168" calcext:value-type="float">
            <text:p>1.60703082431168</text:p>
          </table:table-cell>
          <table:table-cell table:formula="of:=[.F18]/[.D18]" office:value-type="float" office:value="1.66771176717846" calcext:value-type="float">
            <text:p>1.66771176717846</text:p>
          </table:table-cell>
          <table:table-cell table:formula="of:=[.F18]/[.E18]" office:value-type="float" office:value="1.74165641387429" calcext:value-type="float">
            <text:p>1.74165641387429</text:p>
          </table:table-cell>
          <table:table-cell/>
          <table:table-cell office:value-type="string" calcext:value-type="string">
            <text:p>Comment on TH: constant speedup due to structures being similar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673549871584973" calcext:value-type="float">
            <text:p>0.673549871584973</text:p>
          </table:table-cell>
          <table:table-cell office:value-type="float" office:value="0.668130472556052" calcext:value-type="float">
            <text:p>0.668130472556052</text:p>
          </table:table-cell>
          <table:table-cell office:value-type="float" office:value="0.653920240658706" calcext:value-type="float">
            <text:p>0.653920240658706</text:p>
          </table:table-cell>
          <table:table-cell office:value-type="float" office:value="1.02852975766333" calcext:value-type="float">
            <text:p>1.02852975766333</text:p>
          </table:table-cell>
          <table:table-cell table:formula="of:=[.F19]/[.C19]" office:value-type="float" office:value="1.52702836278928" calcext:value-type="float">
            <text:p>1.52702836278928</text:p>
          </table:table-cell>
          <table:table-cell table:formula="of:=[.F19]/[.D19]" office:value-type="float" office:value="1.53941453041127" calcext:value-type="float">
            <text:p>1.53941453041127</text:p>
          </table:table-cell>
          <table:table-cell table:formula="of:=[.F19]/[.E19]" office:value-type="float" office:value="1.5728672913187" calcext:value-type="float">
            <text:p>1.5728672913187</text:p>
          </table:table-cell>
          <table:table-cell/>
          <table:table-cell office:value-type="string" calcext:value-type="string">
            <text:p>Comment on Random: no trend, but always &gt;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78746388125285" calcext:value-type="float">
            <text:p>0.78746388125285</text:p>
          </table:table-cell>
          <table:table-cell office:value-type="float" office:value="0.768241385422112" calcext:value-type="float">
            <text:p>0.768241385422112</text:p>
          </table:table-cell>
          <table:table-cell office:value-type="float" office:value="0.728573844094833" calcext:value-type="float">
            <text:p>0.728573844094833</text:p>
          </table:table-cell>
          <table:table-cell office:value-type="float" office:value="1.27221336424638" calcext:value-type="float">
            <text:p>1.27221336424638</text:p>
          </table:table-cell>
          <table:table-cell table:formula="of:=[.F20]/[.C20]" office:value-type="float" office:value="1.61558313280641" calcext:value-type="float">
            <text:p>1.61558313280641</text:p>
          </table:table-cell>
          <table:table-cell table:formula="of:=[.F20]/[.D20]" office:value-type="float" office:value="1.65600732840936" calcext:value-type="float">
            <text:p>1.65600732840936</text:p>
          </table:table-cell>
          <table:table-cell table:formula="of:=[.F20]/[.E20]" office:value-type="float" office:value="1.74616941653588" calcext:value-type="float">
            <text:p>1.74616941653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Tests/loopDloopM</text:p>
          </table:table-cell>
          <table:table-cell office:value-type="float" office:value="50" calcext:value-type="float">
            <text:p>50</text:p>
          </table:table-cell>
          <table:table-cell office:value-type="float" office:value="0.552553196511063" calcext:value-type="float">
            <text:p>0.552553196511063</text:p>
          </table:table-cell>
          <table:table-cell table:style-name="ce2" office:value-type="float" office:value="0.209517512054883" calcext:value-type="float">
            <text:p>0.209517512054883</text:p>
          </table:table-cell>
          <table:table-cell table:style-name="Default" office:value-type="float" office:value="0.228912673022125" calcext:value-type="float">
            <text:p>0.228912673022125</text:p>
          </table:table-cell>
          <table:table-cell office:value-type="float" office:value="0.269751026830089" calcext:value-type="float">
            <text:p>0.269751026830089</text:p>
          </table:table-cell>
          <table:table-cell table:formula="of:=[.F21]/[.C21]" office:value-type="float" office:value="0.488190148085928" calcext:value-type="float">
            <text:p>0.488190148085928</text:p>
          </table:table-cell>
          <table:table-cell table:formula="of:=[.F21]/[.D21]" office:value-type="float" office:value="1.28748677943172" calcext:value-type="float">
            <text:p>1.28748677943172</text:p>
          </table:table-cell>
          <table:table-cell table:formula="of:=[.F21]/[.E21]" office:value-type="float" office:value="1.17840145444467" calcext:value-type="float">
            <text:p>1.178401454444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.03424555257664" calcext:value-type="float">
            <text:p>1.03424555257664</text:p>
          </table:table-cell>
          <table:table-cell table:style-name="ce2" office:value-type="float" office:value="0.366335989584934" calcext:value-type="float">
            <text:p>0.366335989584934</text:p>
          </table:table-cell>
          <table:table-cell table:style-name="Default" office:value-type="float" office:value="0.419969106842078" calcext:value-type="float">
            <text:p>0.419969106842078</text:p>
          </table:table-cell>
          <table:table-cell office:value-type="float" office:value="0.485970203164101" calcext:value-type="float">
            <text:p>0.485970203164101</text:p>
          </table:table-cell>
          <table:table-cell table:formula="of:=[.F22]/[.C22]" office:value-type="float" office:value="0.469878939245511" calcext:value-type="float">
            <text:p>0.469878939245511</text:p>
          </table:table-cell>
          <table:table-cell table:formula="of:=[.F22]/[.D22]" office:value-type="float" office:value="1.32656964366159" calcext:value-type="float">
            <text:p>1.32656964366159</text:p>
          </table:table-cell>
          <table:table-cell table:formula="of:=[.F22]/[.E22]" office:value-type="float" office:value="1.15715702714019" calcext:value-type="float">
            <text:p>1.157157027140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.51976926247903" calcext:value-type="float">
            <text:p>1.51976926247903</text:p>
          </table:table-cell>
          <table:table-cell table:style-name="ce2" office:value-type="float" office:value="0.514148006408874" calcext:value-type="float">
            <text:p>0.514148006408874</text:p>
          </table:table-cell>
          <table:table-cell table:style-name="Default" office:value-type="float" office:value="0.639018084429038" calcext:value-type="float">
            <text:p>0.639018084429038</text:p>
          </table:table-cell>
          <table:table-cell office:value-type="float" office:value="0.709070095474811" calcext:value-type="float">
            <text:p>0.709070095474811</text:p>
          </table:table-cell>
          <table:table-cell table:formula="of:=[.F23]/[.C23]" office:value-type="float" office:value="0.466564308793944" calcext:value-type="float">
            <text:p>0.466564308793944</text:p>
          </table:table-cell>
          <table:table-cell table:formula="of:=[.F23]/[.D23]" office:value-type="float" office:value="1.37911668748342" calcext:value-type="float">
            <text:p>1.37911668748342</text:p>
          </table:table-cell>
          <table:table-cell table:formula="of:=[.F23]/[.E23]" office:value-type="float" office:value="1.1096244578248" calcext:value-type="float">
            <text:p>1.10962445782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.95624521129173" calcext:value-type="float">
            <text:p>1.95624521129173</text:p>
          </table:table-cell>
          <table:table-cell table:style-name="ce2" office:value-type="float" office:value="0.687342948843182" calcext:value-type="float">
            <text:p>0.687342948843182</text:p>
          </table:table-cell>
          <table:table-cell table:style-name="Default" office:value-type="float" office:value="0.864362915658477" calcext:value-type="float">
            <text:p>0.864362915658477</text:p>
          </table:table-cell>
          <table:table-cell office:value-type="float" office:value="0.912783729497257" calcext:value-type="float">
            <text:p>0.912783729497257</text:p>
          </table:table-cell>
          <table:table-cell table:formula="of:=[.F24]/[.C24]" office:value-type="float" office:value="0.466599853754804" calcext:value-type="float">
            <text:p>0.466599853754804</text:p>
          </table:table-cell>
          <table:table-cell table:formula="of:=[.F24]/[.D24]" office:value-type="float" office:value="1.32798878788747" calcext:value-type="float">
            <text:p>1.32798878788747</text:p>
          </table:table-cell>
          <table:table-cell table:formula="of:=[.F24]/[.E24]" office:value-type="float" office:value="1.05601907828484" calcext:value-type="float">
            <text:p>1.056019078284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.47403723472936" calcext:value-type="float">
            <text:p>2.47403723472936</text:p>
          </table:table-cell>
          <table:table-cell table:style-name="ce2" office:value-type="float" office:value="0.821696505324982" calcext:value-type="float">
            <text:p>0.821696505324982</text:p>
          </table:table-cell>
          <table:table-cell table:style-name="Default" office:value-type="float" office:value="1.02095028531333" calcext:value-type="float">
            <text:p>1.02095028531333</text:p>
          </table:table-cell>
          <table:table-cell office:value-type="float" office:value="1.09525691881017" calcext:value-type="float">
            <text:p>1.09525691881017</text:p>
          </table:table-cell>
          <table:table-cell table:formula="of:=[.F25]/[.C25]" office:value-type="float" office:value="0.442700256663672" calcext:value-type="float">
            <text:p>0.442700256663672</text:p>
          </table:table-cell>
          <table:table-cell table:formula="of:=[.F25]/[.D25]" office:value-type="float" office:value="1.33292147613186" calcext:value-type="float">
            <text:p>1.33292147613186</text:p>
          </table:table-cell>
          <table:table-cell table:formula="of:=[.F25]/[.E25]" office:value-type="float" office:value="1.07278183332309" calcext:value-type="float">
            <text:p>1.072781833323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.96013693270834" calcext:value-type="float">
            <text:p>2.96013693270834</text:p>
          </table:table-cell>
          <table:table-cell table:style-name="ce2" office:value-type="float" office:value="0.988495720226468" calcext:value-type="float">
            <text:p>0.988495720226468</text:p>
          </table:table-cell>
          <table:table-cell table:style-name="Default" office:value-type="float" office:value="1.1960626601233" calcext:value-type="float">
            <text:p>1.1960626601233</text:p>
          </table:table-cell>
          <table:table-cell office:value-type="float" office:value="1.24844786583667" calcext:value-type="float">
            <text:p>1.24844786583667</text:p>
          </table:table-cell>
          <table:table-cell table:formula="of:=[.F26]/[.C26]" office:value-type="float" office:value="0.421753416891568" calcext:value-type="float">
            <text:p>0.421753416891568</text:p>
          </table:table-cell>
          <table:table-cell table:formula="of:=[.F26]/[.D26]" office:value-type="float" office:value="1.26297751248801" calcext:value-type="float">
            <text:p>1.26297751248801</text:p>
          </table:table-cell>
          <table:table-cell table:formula="of:=[.F26]/[.E26]" office:value-type="float" office:value="1.04379804458402" calcext:value-type="float">
            <text:p>1.04379804458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/lp=0.1</text:p>
          </table:table-cell>
          <table:table-cell office:value-type="float" office:value="50" calcext:value-type="float">
            <text:p>50</text:p>
          </table:table-cell>
          <table:table-cell office:value-type="float" office:value="0.61937888199402" calcext:value-type="float">
            <text:p>0.61937888199402</text:p>
          </table:table-cell>
          <table:table-cell office:value-type="float" office:value="0.353915566359178" calcext:value-type="float">
            <text:p>0.353915566359178</text:p>
          </table:table-cell>
          <table:table-cell office:value-type="float" office:value="0.30740208821275" calcext:value-type="float">
            <text:p>0.30740208821275</text:p>
          </table:table-cell>
          <table:table-cell office:value-type="float" office:value="0.491564035324835" calcext:value-type="float">
            <text:p>0.491564035324835</text:p>
          </table:table-cell>
          <table:table-cell table:formula="of:=[.F27]/[.C27]" office:value-type="float" office:value="0.793640289675844" calcext:value-type="float">
            <text:p>0.793640289675844</text:p>
          </table:table-cell>
          <table:table-cell table:formula="of:=[.F27]/[.D27]" office:value-type="float" office:value="1.38893024791671" calcext:value-type="float">
            <text:p>1.38893024791671</text:p>
          </table:table-cell>
          <table:table-cell table:formula="of:=[.F27]/[.E27]" office:value-type="float" office:value="1.59909139909495" calcext:value-type="float">
            <text:p>1.599091399094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.72689377058308" calcext:value-type="float">
            <text:p>1.72689377058308</text:p>
          </table:table-cell>
          <table:table-cell office:value-type="float" office:value="1.11121040485343" calcext:value-type="float">
            <text:p>1.11121040485343</text:p>
          </table:table-cell>
          <table:table-cell office:value-type="float" office:value="0.931618261113701" calcext:value-type="float">
            <text:p>0.931618261113701</text:p>
          </table:table-cell>
          <table:table-cell office:value-type="float" office:value="1.44120778439594" calcext:value-type="float">
            <text:p>1.44120778439594</text:p>
          </table:table-cell>
          <table:table-cell table:formula="of:=[.F28]/[.C28]" office:value-type="float" office:value="0.834566554669613" calcext:value-type="float">
            <text:p>0.834566554669613</text:p>
          </table:table-cell>
          <table:table-cell table:formula="of:=[.F28]/[.D28]" office:value-type="float" office:value="1.2969711029533" calcext:value-type="float">
            <text:p>1.2969711029533</text:p>
          </table:table-cell>
          <table:table-cell table:formula="of:=[.F28]/[.E28]" office:value-type="float" office:value="1.54699391859607" calcext:value-type="float">
            <text:p>1.546993918596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3.20429260116668" calcext:value-type="float">
            <text:p>3.20429260116668</text:p>
          </table:table-cell>
          <table:table-cell office:value-type="float" office:value="2.19484175152081" calcext:value-type="float">
            <text:p>2.19484175152081</text:p>
          </table:table-cell>
          <table:table-cell office:value-type="float" office:value="2.19088987312481" calcext:value-type="float">
            <text:p>2.19088987312481</text:p>
          </table:table-cell>
          <table:table-cell office:value-type="float" office:value="2.55073117158315" calcext:value-type="float">
            <text:p>2.55073117158315</text:p>
          </table:table-cell>
          <table:table-cell table:formula="of:=[.F29]/[.C29]" office:value-type="float" office:value="0.796035658745531" calcext:value-type="float">
            <text:p>0.796035658745531</text:p>
          </table:table-cell>
          <table:table-cell table:formula="of:=[.F29]/[.D29]" office:value-type="float" office:value="1.16214810011507" calcext:value-type="float">
            <text:p>1.16214810011507</text:p>
          </table:table-cell>
          <table:table-cell table:formula="of:=[.F29]/[.E29]" office:value-type="float" office:value="1.16424435699504" calcext:value-type="float">
            <text:p>1.164244356995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.39586428339578" calcext:value-type="float">
            <text:p>4.39586428339578</text:p>
          </table:table-cell>
          <table:table-cell office:value-type="float" office:value="2.9512874053335" calcext:value-type="float">
            <text:p>2.9512874053335</text:p>
          </table:table-cell>
          <table:table-cell office:value-type="float" office:value="2.93797278170844" calcext:value-type="float">
            <text:p>2.93797278170844</text:p>
          </table:table-cell>
          <table:table-cell office:value-type="float" office:value="4.08268884375006" calcext:value-type="float">
            <text:p>4.08268884375006</text:p>
          </table:table-cell>
          <table:table-cell table:formula="of:=[.F30]/[.C30]" office:value-type="float" office:value="0.928756799697238" calcext:value-type="float">
            <text:p>0.928756799697238</text:p>
          </table:table-cell>
          <table:table-cell table:formula="of:=[.F30]/[.D30]" office:value-type="float" office:value="1.38335861033796" calcext:value-type="float">
            <text:p>1.38335861033796</text:p>
          </table:table-cell>
          <table:table-cell table:formula="of:=[.F30]/[.E30]" office:value-type="float" office:value="1.38962786488987" calcext:value-type="float">
            <text:p>1.389627864889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5.11830252252067" calcext:value-type="float">
            <text:p>5.11830252252067</text:p>
          </table:table-cell>
          <table:table-cell office:value-type="float" office:value="3.30275755400032" calcext:value-type="float">
            <text:p>3.30275755400032</text:p>
          </table:table-cell>
          <table:table-cell office:value-type="float" office:value="3.17036187118735" calcext:value-type="float">
            <text:p>3.17036187118735</text:p>
          </table:table-cell>
          <table:table-cell office:value-type="float" office:value="4.53844747302101" calcext:value-type="float">
            <text:p>4.53844747302101</text:p>
          </table:table-cell>
          <table:table-cell table:formula="of:=[.F31]/[.C31]" office:value-type="float" office:value="0.886709500474371" calcext:value-type="float">
            <text:p>0.886709500474371</text:p>
          </table:table-cell>
          <table:table-cell table:formula="of:=[.F31]/[.D31]" office:value-type="float" office:value="1.37413885179795" calcext:value-type="float">
            <text:p>1.37413885179795</text:p>
          </table:table-cell>
          <table:table-cell table:formula="of:=[.F31]/[.E31]" office:value-type="float" office:value="1.4315234845167" calcext:value-type="float">
            <text:p>1.43152348451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6.18513480499985" calcext:value-type="float">
            <text:p>6.18513480499985</text:p>
          </table:table-cell>
          <table:table-cell table:style-name="ce2" office:value-type="float" office:value="4.15362783039624" calcext:value-type="float">
            <text:p>4.15362783039624</text:p>
          </table:table-cell>
          <table:table-cell table:style-name="Default" office:value-type="float" office:value="4.24266683572932" calcext:value-type="float">
            <text:p>4.24266683572932</text:p>
          </table:table-cell>
          <table:table-cell office:value-type="float" office:value="5.03014414116645" calcext:value-type="float">
            <text:p>5.03014414116645</text:p>
          </table:table-cell>
          <table:table-cell table:formula="of:=[.F32]/[.C32]" office:value-type="float" office:value="0.813263461468981" calcext:value-type="float">
            <text:p>0.813263461468981</text:p>
          </table:table-cell>
          <table:table-cell table:formula="of:=[.F32]/[.D32]" office:value-type="float" office:value="1.21102427722481" calcext:value-type="float">
            <text:p>1.21102427722481</text:p>
          </table:table-cell>
          <table:table-cell table:formula="of:=[.F32]/[.E32]" office:value-type="float" office:value="1.18560903694003" calcext:value-type="float">
            <text:p>1.18560903694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/lp=0.25</text:p>
          </table:table-cell>
          <table:table-cell office:value-type="float" office:value="50" calcext:value-type="float">
            <text:p>50</text:p>
          </table:table-cell>
          <table:table-cell office:value-type="float" office:value="1.15067074793318" calcext:value-type="float">
            <text:p>1.15067074793318</text:p>
          </table:table-cell>
          <table:table-cell office:value-type="float" office:value="0.62332668378846" calcext:value-type="float">
            <text:p>0.62332668378846</text:p>
          </table:table-cell>
          <table:table-cell office:value-type="float" office:value="0.570055384684763" calcext:value-type="float">
            <text:p>0.570055384684763</text:p>
          </table:table-cell>
          <table:table-cell office:value-type="float" office:value="1.04105335125023" calcext:value-type="float">
            <text:p>1.04105335125023</text:p>
          </table:table-cell>
          <table:table-cell table:formula="of:=[.F33]/[.C33]" office:value-type="float" office:value="0.904736088164369" calcext:value-type="float">
            <text:p>0.904736088164369</text:p>
          </table:table-cell>
          <table:table-cell table:formula="of:=[.F33]/[.D33]" office:value-type="float" office:value="1.67015688294123" calcext:value-type="float">
            <text:p>1.67015688294123</text:p>
          </table:table-cell>
          <table:table-cell table:formula="of:=[.F33]/[.E33]" office:value-type="float" office:value="1.82623194029809" calcext:value-type="float">
            <text:p>1.826231940298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.3176970452084" calcext:value-type="float">
            <text:p>2.3176970452084</text:p>
          </table:table-cell>
          <table:table-cell office:value-type="float" office:value="1.45300549812475" calcext:value-type="float">
            <text:p>1.45300549812475</text:p>
          </table:table-cell>
          <table:table-cell office:value-type="float" office:value="1.29991941792996" calcext:value-type="float">
            <text:p>1.29991941792996</text:p>
          </table:table-cell>
          <table:table-cell office:value-type="float" office:value="2.47774327275014" calcext:value-type="float">
            <text:p>2.47774327275014</text:p>
          </table:table-cell>
          <table:table-cell table:formula="of:=[.F34]/[.C34]" office:value-type="float" office:value="1.0690539895508" calcext:value-type="float">
            <text:p>1.0690539895508</text:p>
          </table:table-cell>
          <table:table-cell table:formula="of:=[.F34]/[.D34]" office:value-type="float" office:value="1.70525388647731" calcext:value-type="float">
            <text:p>1.70525388647731</text:p>
          </table:table-cell>
          <table:table-cell table:formula="of:=[.F34]/[.E34]" office:value-type="float" office:value="1.90607451398472" calcext:value-type="float">
            <text:p>1.906074513984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66209638388894" calcext:value-type="float">
            <text:p>0.166209638388894</text:p>
          </table:table-cell>
          <table:table-cell office:value-type="float" office:value="0.090617923858641" calcext:value-type="float">
            <text:p>0.090617923858641</text:p>
          </table:table-cell>
          <table:table-cell office:value-type="float" office:value="0.064754763107874" calcext:value-type="float">
            <text:p>0.064754763107874</text:p>
          </table:table-cell>
          <table:table-cell office:value-type="float" office:value="3.5064590647291" calcext:value-type="float">
            <text:p>3.5064590647291</text:p>
          </table:table-cell>
          <table:table-cell table:formula="of:=[.F35]/[.C35]" office:value-type="float" office:value="21.096604858286" calcext:value-type="float">
            <text:p>21.096604858286</text:p>
          </table:table-cell>
          <table:table-cell table:formula="of:=[.F35]/[.D35]" office:value-type="float" office:value="38.6949834582283" calcext:value-type="float">
            <text:p>38.6949834582283</text:p>
          </table:table-cell>
          <table:table-cell table:formula="of:=[.F35]/[.E35]" office:value-type="float" office:value="54.1498246065351" calcext:value-type="float">
            <text:p>54.1498246065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.53998309008303" calcext:value-type="float">
            <text:p>4.53998309008303</text:p>
          </table:table-cell>
          <table:table-cell office:value-type="float" office:value="3.07412168958319" calcext:value-type="float">
            <text:p>3.07412168958319</text:p>
          </table:table-cell>
          <table:table-cell office:value-type="float" office:value="2.9618723417916" calcext:value-type="float">
            <text:p>2.9618723417916</text:p>
          </table:table-cell>
          <table:table-cell office:value-type="float" office:value="5.00275219250019" calcext:value-type="float">
            <text:p>5.00275219250019</text:p>
          </table:table-cell>
          <table:table-cell table:formula="of:=[.F36]/[.C36]" office:value-type="float" office:value="1.10193190001699" calcext:value-type="float">
            <text:p>1.10193190001699</text:p>
          </table:table-cell>
          <table:table-cell table:formula="of:=[.F36]/[.D36]" office:value-type="float" office:value="1.6273761085816" calcext:value-type="float">
            <text:p>1.6273761085816</text:p>
          </table:table-cell>
          <table:table-cell table:formula="of:=[.F36]/[.E36]" office:value-type="float" office:value="1.68905057855197" calcext:value-type="float">
            <text:p>1.689050578551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5.48340923029184" calcext:value-type="float">
            <text:p>5.48340923029184</text:p>
          </table:table-cell>
          <table:table-cell office:value-type="float" office:value="3.27545181889578" calcext:value-type="float">
            <text:p>3.27545181889578</text:p>
          </table:table-cell>
          <table:table-cell office:value-type="float" office:value="3.09585778229196" calcext:value-type="float">
            <text:p>3.09585778229196</text:p>
          </table:table-cell>
          <table:table-cell office:value-type="float" office:value="6.11232786839598" calcext:value-type="float">
            <text:p>6.11232786839598</text:p>
          </table:table-cell>
          <table:table-cell table:formula="of:=[.F37]/[.C37]" office:value-type="float" office:value="1.11469482062907" calcext:value-type="float">
            <text:p>1.11469482062907</text:p>
          </table:table-cell>
          <table:table-cell table:formula="of:=[.F37]/[.D37]" office:value-type="float" office:value="1.86610220707095" calcext:value-type="float">
            <text:p>1.86610220707095</text:p>
          </table:table-cell>
          <table:table-cell table:formula="of:=[.F37]/[.E37]" office:value-type="float" office:value="1.97435680132271" calcext:value-type="float">
            <text:p>1.974356801322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7.03509913652086" calcext:value-type="float">
            <text:p>7.03509913652086</text:p>
          </table:table-cell>
          <table:table-cell office:value-type="float" office:value="4.38651595702087" calcext:value-type="float">
            <text:p>4.38651595702087</text:p>
          </table:table-cell>
          <table:table-cell office:value-type="float" office:value="4.15773901416647" calcext:value-type="float">
            <text:p>4.15773901416647</text:p>
          </table:table-cell>
          <table:table-cell office:value-type="float" office:value="8.18492345664602" calcext:value-type="float">
            <text:p>8.18492345664602</text:p>
          </table:table-cell>
          <table:table-cell table:formula="of:=[.F38]/[.C38]" office:value-type="float" office:value="1.16344109696424" calcext:value-type="float">
            <text:p>1.16344109696424</text:p>
          </table:table-cell>
          <table:table-cell table:formula="of:=[.F38]/[.D38]" office:value-type="float" office:value="1.86592811626402" calcext:value-type="float">
            <text:p>1.86592811626402</text:p>
          </table:table-cell>
          <table:table-cell table:formula="of:=[.F38]/[.E38]" office:value-type="float" office:value="1.96859962319855" calcext:value-type="float">
            <text:p>1.96859962319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/lp=0.5</text:p>
          </table:table-cell>
          <table:table-cell office:value-type="float" office:value="50" calcext:value-type="float">
            <text:p>50</text:p>
          </table:table-cell>
          <table:table-cell office:value-type="float" office:value="0.750583039233384" calcext:value-type="float">
            <text:p>0.750583039233384</text:p>
          </table:table-cell>
          <table:table-cell office:value-type="float" office:value="0.39125061863011" calcext:value-type="float">
            <text:p>0.39125061863011</text:p>
          </table:table-cell>
          <table:table-cell office:value-type="float" office:value="0.280742784336451" calcext:value-type="float">
            <text:p>0.280742784336451</text:p>
          </table:table-cell>
          <table:table-cell office:value-type="float" office:value="1.63107926100008" calcext:value-type="float">
            <text:p>1.63107926100008</text:p>
          </table:table-cell>
          <table:table-cell table:formula="of:=[.F39]/[.C39]" office:value-type="float" office:value="2.17308302445257" calcext:value-type="float">
            <text:p>2.17308302445257</text:p>
          </table:table-cell>
          <table:table-cell table:formula="of:=[.F39]/[.D39]" office:value-type="float" office:value="4.16888608818306" calcext:value-type="float">
            <text:p>4.16888608818306</text:p>
          </table:table-cell>
          <table:table-cell table:formula="of:=[.F39]/[.E39]" office:value-type="float" office:value="5.80987064317688" calcext:value-type="float">
            <text:p>5.809870643176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.6567584107291" calcext:value-type="float">
            <text:p>2.6567584107291</text:p>
          </table:table-cell>
          <table:table-cell office:value-type="float" office:value="1.46811184027077" calcext:value-type="float">
            <text:p>1.46811184027077</text:p>
          </table:table-cell>
          <table:table-cell office:value-type="float" office:value="1.22770174386997" calcext:value-type="float">
            <text:p>1.22770174386997</text:p>
          </table:table-cell>
          <table:table-cell office:value-type="float" office:value="3.23080552089554" calcext:value-type="float">
            <text:p>3.23080552089554</text:p>
          </table:table-cell>
          <table:table-cell table:formula="of:=[.F40]/[.C40]" office:value-type="float" office:value="1.21607049698166" calcext:value-type="float">
            <text:p>1.21607049698166</text:p>
          </table:table-cell>
          <table:table-cell table:formula="of:=[.F40]/[.D40]" office:value-type="float" office:value="2.20065354169453" calcext:value-type="float">
            <text:p>2.20065354169453</text:p>
          </table:table-cell>
          <table:table-cell table:formula="of:=[.F40]/[.E40]" office:value-type="float" office:value="2.6315882803191" calcext:value-type="float">
            <text:p>2.63158828031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3.57163619383338" calcext:value-type="float">
            <text:p>3.57163619383338</text:p>
          </table:table-cell>
          <table:table-cell office:value-type="float" office:value="1.99993765304161" calcext:value-type="float">
            <text:p>1.99993765304161</text:p>
          </table:table-cell>
          <table:table-cell office:value-type="float" office:value="1.66617150181253" calcext:value-type="float">
            <text:p>1.66617150181253</text:p>
          </table:table-cell>
          <table:table-cell office:value-type="float" office:value="4.88131588564594" calcext:value-type="float">
            <text:p>4.88131588564594</text:p>
          </table:table-cell>
          <table:table-cell table:formula="of:=[.F41]/[.C41]" office:value-type="float" office:value="1.36668899650916" calcext:value-type="float">
            <text:p>1.36668899650916</text:p>
          </table:table-cell>
          <table:table-cell table:formula="of:=[.F41]/[.D41]" office:value-type="float" office:value="2.44073402899445" calcext:value-type="float">
            <text:p>2.44073402899445</text:p>
          </table:table-cell>
          <table:table-cell table:formula="of:=[.F41]/[.E41]" office:value-type="float" office:value="2.92965993016676" calcext:value-type="float">
            <text:p>2.929659930166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.89863473483335" calcext:value-type="float">
            <text:p>4.89863473483335</text:p>
          </table:table-cell>
          <table:table-cell office:value-type="float" office:value="2.59137888691653" calcext:value-type="float">
            <text:p>2.59137888691653</text:p>
          </table:table-cell>
          <table:table-cell office:value-type="float" office:value="2.12384623595835" calcext:value-type="float">
            <text:p>2.12384623595835</text:p>
          </table:table-cell>
          <table:table-cell office:value-type="float" office:value="6.52346758485411" calcext:value-type="float">
            <text:p>6.52346758485411</text:p>
          </table:table-cell>
          <table:table-cell table:formula="of:=[.F42]/[.C42]" office:value-type="float" office:value="1.33169095839436" calcext:value-type="float">
            <text:p>1.33169095839436</text:p>
          </table:table-cell>
          <table:table-cell table:formula="of:=[.F42]/[.D42]" office:value-type="float" office:value="2.51737313203796" calcext:value-type="float">
            <text:p>2.51737313203796</text:p>
          </table:table-cell>
          <table:table-cell table:formula="of:=[.F42]/[.E42]" office:value-type="float" office:value="3.07153478175905" calcext:value-type="float">
            <text:p>3.071534781759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7.28185779402088" calcext:value-type="float">
            <text:p>7.28185779402088</text:p>
          </table:table-cell>
          <table:table-cell office:value-type="float" office:value="4.18030043935433" calcext:value-type="float">
            <text:p>4.18030043935433</text:p>
          </table:table-cell>
          <table:table-cell office:value-type="float" office:value="3.81455767272958" calcext:value-type="float">
            <text:p>3.81455767272958</text:p>
          </table:table-cell>
          <table:table-cell office:value-type="float" office:value="9.0930632530833" calcext:value-type="float">
            <text:p>9.0930632530833</text:p>
          </table:table-cell>
          <table:table-cell table:formula="of:=[.F43]/[.C43]" office:value-type="float" office:value="1.24872848527056" calcext:value-type="float">
            <text:p>1.24872848527056</text:p>
          </table:table-cell>
          <table:table-cell table:formula="of:=[.F43]/[.D43]" office:value-type="float" office:value="2.17521763925843" calcext:value-type="float">
            <text:p>2.17521763925843</text:p>
          </table:table-cell>
          <table:table-cell table:formula="of:=[.F43]/[.E43]" office:value-type="float" office:value="2.38377920409749" calcext:value-type="float">
            <text:p>2.383779204097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7.73630750493802" calcext:value-type="float">
            <text:p>7.73630750493802</text:p>
          </table:table-cell>
          <table:table-cell office:value-type="float" office:value="4.52023565820802" calcext:value-type="float">
            <text:p>4.52023565820802</text:p>
          </table:table-cell>
          <table:table-cell office:value-type="float" office:value="4.05443526812504" calcext:value-type="float">
            <text:p>4.05443526812504</text:p>
          </table:table-cell>
          <table:table-cell office:value-type="float" office:value="11.7405581254165" calcext:value-type="float">
            <text:p>11.7405581254165</text:p>
          </table:table-cell>
          <table:table-cell table:formula="of:=[.F44]/[.C44]" office:value-type="float" office:value="1.51759196721725" calcext:value-type="float">
            <text:p>1.51759196721725</text:p>
          </table:table-cell>
          <table:table-cell table:formula="of:=[.F44]/[.D44]" office:value-type="float" office:value="2.59733319525001" calcext:value-type="float">
            <text:p>2.59733319525001</text:p>
          </table:table-cell>
          <table:table-cell table:formula="of:=[.F44]/[.E44]" office:value-type="float" office:value="2.89573204379851" calcext:value-type="float">
            <text:p>2.8957320437985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30T10:59:42.413053458</dc:date>
    <meta:editing-duration>PT43M50S</meta:editing-duration>
    <meta:editing-cycles>3</meta:editing-cycles>
    <meta:generator>LibreOffice/7.3.7.2$Linux_X86_64 LibreOffice_project/30$Build-2</meta:generator>
    <meta:document-statistic meta:table-count="1" meta:cell-count="358" meta:object-count="0"/>
  </office:meta>
</office:document-meta>
</file>